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81.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BUS-Payload" table:style-name="ta1">
        <table:table-column table:style-name="co1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SBUS Payload</text:p>
          </table:table-cell>
          <table:table-cell table:style-name="ce1" office:value-type="string" calcext:value-type="string">
            <text:p>Bits</text:p>
          </table:table-cell>
          <table:table-cell table:style-name="ce1" office:value-type="string" calcext:value-type="string">
            <text:p>Servo Channels</text:p>
          </table:table-cell>
        </table:table-row>
        <table:table-row table:style-name="ro1">
          <table:table-cell office:value-type="string" calcext:value-type="string" table:number-columns-spanned="1" table:number-rows-spanned="8">
            <text:p>Byte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1" table:number-rows-spanned="11">
            <text:p>Channel 0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1" table:number-rows-spanned="11">
            <text:p>Channel 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2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1" table:number-rows-spanned="11">
            <text:p>Channel 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3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4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11">
            <text:p>Channel 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5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1" table:number-rows-spanned="11">
            <text:p>Channel 4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6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1" table:number-rows-spanned="11">
            <text:p>Channel 5</text:p>
          </table:table-cell>
        </table:table-row>
        <table:table-row table:style-name="ro1">
          <table:table-cell office:value-type="string" calcext:value-type="string" table:number-columns-spanned="1" table:number-rows-spanned="8">
            <text:p>Byte 7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8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1" table:number-rows-spanned="11">
            <text:p>Channel 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9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1" table:number-rows-spanned="11">
            <text:p>Channel 7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0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1" table:number-rows-spanned="11">
            <text:p>Channel 8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2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1" table:number-rows-spanned="11">
            <text:p>Channel 9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3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1" table:number-rows-spanned="11">
            <text:p>Channel 10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4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5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11">
            <text:p>Channel 1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6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1" table:number-rows-spanned="11">
            <text:p>Channel 1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7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1" table:number-rows-spanned="11">
            <text:p>Channel 13</text:p>
          </table:table-cell>
        </table:table-row>
        <table:table-row table:style-name="ro1">
          <table:table-cell office:value-type="string" calcext:value-type="string" table:number-columns-spanned="1" table:number-rows-spanned="8">
            <text:p>Byte 18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9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1" table:number-rows-spanned="11">
            <text:p>Channel 14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20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1" table:number-rows-spanned="11">
            <text:p>Channel 15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21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13:23:54.577869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Taylor</meta:initial-creator>
    <meta:creation-date>2016-08-15T12:59:20.556520216</meta:creation-date>
    <dc:date>2016-08-15T13:24:08.124386374</dc:date>
    <dc:creator>Brian Taylor</dc:creator>
    <meta:editing-duration>PT11M13S</meta:editing-duration>
    <meta:editing-cycles>4</meta:editing-cycles>
    <meta:generator>LibreOffice/5.0.3.2$Linux_X86_64 LibreOffice_project/00m0$Build-2</meta:generator>
    <meta:document-statistic meta:table-count="1" meta:cell-count="217" meta:object-count="0"/>
  </office:meta>
</office:document-meta>
</file>